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libri" style:font-name-complex="Calibri1"/>
    </style:style>
    <style:style style:name="P2" style:family="paragraph" style:parent-style-name="Standard">
      <style:paragraph-properties fo:margin-left="0.198cm" fo:margin-right="0cm" fo:margin-top="0.168cm" fo:margin-bottom="0cm" fo:text-indent="0cm" style:auto-text-indent="false">
        <style:tab-stops>
          <style:tab-stop style:position="0.833cm"/>
          <style:tab-stop style:position="0.834cm"/>
        </style:tab-stops>
      </style:paragraph-properties>
    </style:style>
    <style:style style:name="P3" style:family="paragraph" style:parent-style-name="Standard">
      <style:paragraph-properties fo:margin-left="0cm" fo:margin-right="0.198cm" fo:margin-top="0.018cm" fo:margin-bottom="0cm" fo:text-align="end" style:justify-single-word="false" fo:text-indent="0cm" style:auto-text-indent="false"/>
      <style:text-properties style:font-name="Calibri" fo:font-weight="bold" style:font-weight-asian="bold" style:font-name-complex="Calibri1"/>
    </style:style>
    <style:style style:name="P4" style:family="paragraph" style:parent-style-name="Standard">
      <style:paragraph-properties fo:margin-left="0.635cm" fo:margin-right="0.203cm" fo:margin-top="0.169cm" fo:margin-bottom="0cm" fo:line-height="105%" fo:text-indent="0cm" style:auto-text-indent="false">
        <style:tab-stops>
          <style:tab-stop style:position="1.468cm"/>
          <style:tab-stop style:position="1.469cm"/>
        </style:tab-stops>
      </style:paragraph-properties>
      <style:text-properties style:font-name="Calibri" style:font-name-complex="Calibri1"/>
    </style:style>
    <style:style style:name="P5" style:family="paragraph" style:parent-style-name="Standard">
      <style:paragraph-properties fo:margin-left="1.27cm" fo:margin-right="0cm" fo:text-indent="0cm" style:auto-text-indent="false"/>
    </style:style>
    <style:style style:name="P6" style:family="paragraph" style:parent-style-name="Standard">
      <style:paragraph-properties fo:margin-left="1.27cm" fo:margin-right="0cm" fo:text-indent="0cm" style:auto-text-indent="false"/>
      <style:text-properties fo:font-weight="bold" style:font-weight-asian="bold"/>
    </style:style>
    <style:style style:name="P7" style:family="paragraph" style:parent-style-name="Standard">
      <style:paragraph-properties fo:margin-left="2.54cm" fo:margin-right="0cm" fo:text-indent="0cm" style:auto-text-indent="false"/>
    </style:style>
    <style:style style:name="P8" style:family="paragraph" style:parent-style-name="Standard">
      <style:paragraph-properties fo:margin-left="3.81cm" fo:margin-right="0cm" fo:text-indent="0cm" style:auto-text-indent="false"/>
    </style:style>
    <style:style style:name="P9" style:family="paragraph" style:parent-style-name="Standard">
      <style:paragraph-properties fo:margin-left="3.175cm" fo:margin-right="0cm" fo:text-indent="0cm" style:auto-text-indent="false"/>
    </style:style>
    <style:style style:name="P10" style:family="paragraph" style:parent-style-name="List_20_Paragraph">
      <style:paragraph-properties fo:margin-left="1.468cm" fo:margin-right="0cm" fo:margin-top="0.168cm" fo:margin-bottom="0cm" fo:text-indent="0cm" style:auto-text-indent="false">
        <style:tab-stops>
          <style:tab-stop style:position="1.468cm"/>
          <style:tab-stop style:position="1.469cm"/>
        </style:tab-stops>
      </style:paragraph-properties>
    </style:style>
    <style:style style:name="P11" style:family="paragraph" style:parent-style-name="List_20_Paragraph">
      <style:paragraph-properties fo:margin-left="1.376cm" fo:margin-right="0cm" fo:orphans="2" fo:widows="2" fo:text-indent="0cm" style:auto-text-indent="false"/>
      <style:text-properties fo:font-size="10pt" style:font-size-asian="10pt"/>
    </style:style>
    <style:style style:name="P12" style:family="paragraph" style:parent-style-name="List_20_Paragraph">
      <style:paragraph-properties fo:margin-left="0cm" fo:margin-right="0.203cm" fo:margin-top="0.169cm" fo:margin-bottom="0cm" fo:line-height="105%" fo:text-indent="0cm" style:auto-text-indent="false">
        <style:tab-stops>
          <style:tab-stop style:position="1.468cm"/>
          <style:tab-stop style:position="1.469cm"/>
        </style:tab-stops>
      </style:paragraph-properties>
      <style:text-properties style:font-name="Calibri" fo:font-size="12pt" style:font-size-asian="12pt" style:font-name-complex="Calibri1" style:font-size-complex="12pt"/>
    </style:style>
    <style:style style:name="P13" style:family="paragraph" style:parent-style-name="List_20_Paragraph">
      <style:paragraph-properties fo:margin-left="1.468cm" fo:margin-right="0.203cm" fo:margin-top="0.169cm" fo:margin-bottom="0cm" fo:line-height="105%" fo:text-indent="0cm" style:auto-text-indent="false">
        <style:tab-stops>
          <style:tab-stop style:position="1.468cm"/>
          <style:tab-stop style:position="1.469cm"/>
        </style:tab-stops>
      </style:paragraph-properties>
      <style:text-properties style:font-name="Calibri" fo:font-size="12pt" style:font-size-asian="12pt" style:font-name-complex="Calibri1" style:font-size-complex="12pt"/>
    </style:style>
    <style:style style:name="P14" style:family="paragraph" style:parent-style-name="List_20_Paragraph">
      <style:paragraph-properties fo:margin-left="0.106cm" fo:margin-right="0cm" fo:orphans="2" fo:widows="2" fo:text-indent="0cm" style:auto-text-indent="false"/>
    </style:style>
    <style:style style:name="P15" style:family="paragraph" style:parent-style-name="List_20_Paragraph">
      <style:paragraph-properties fo:margin-left="0.741cm" fo:margin-right="0cm" fo:orphans="2" fo:widows="2" fo:text-indent="0cm" style:auto-text-indent="false"/>
    </style:style>
    <style:style style:name="P16" style:family="paragraph" style:parent-style-name="Standard" style:master-page-name="Standard">
      <style:paragraph-properties style:page-number="auto"/>
    </style:style>
    <style:style style:name="P17" style:family="paragraph" style:parent-style-name="Standard">
      <style:paragraph-properties fo:margin-left="0cm" fo:margin-right="0cm" fo:text-indent="0.185cm" style:auto-text-indent="false"/>
      <style:text-properties style:font-name="Calibri" style:font-name-complex="Calibri1"/>
    </style:style>
    <style:style style:name="P18" style:family="paragraph" style:parent-style-name="Standard">
      <style:text-properties style:font-name="Calibri" style:font-name-complex="Calibri1"/>
    </style:style>
    <style:style style:name="P19" style:family="paragraph" style:parent-style-name="Standard">
      <style:text-properties fo:background-color="#ffff00"/>
    </style:style>
    <style:style style:name="P20" style:family="paragraph" style:parent-style-name="Standard">
      <style:paragraph-properties fo:margin-left="10.795cm" fo:margin-right="0cm" fo:text-indent="0cm" style:auto-text-indent="false"/>
      <style:text-properties fo:font-weight="bold" style:font-weight-asian="bold"/>
    </style:style>
    <style:style style:name="P21" style:family="paragraph" style:parent-style-name="Heading_20_2">
      <style:paragraph-properties fo:text-align="end" style:justify-single-word="false"/>
      <style:text-properties style:text-scale="95%"/>
    </style:style>
    <style:style style:name="P22" style:family="paragraph" style:parent-style-name="Heading_20_2">
      <style:paragraph-properties fo:text-align="start" style:justify-single-word="false">
        <style:tab-stops>
          <style:tab-stop style:position="1.244cm"/>
        </style:tab-stops>
      </style:paragraph-properties>
      <style:text-properties style:text-scale="95%"/>
    </style:style>
    <style:style style:name="P23" style:family="paragraph" style:parent-style-name="Heading_20_2">
      <style:paragraph-properties fo:text-align="end" style:justify-single-word="false"/>
    </style:style>
    <style:style style:name="P24" style:family="paragraph" style:parent-style-name="List_20_Paragraph" style:list-style-name="WWNum2">
      <style:paragraph-properties fo:orphans="2" fo:widows="2"/>
    </style:style>
    <style:style style:name="P25" style:family="paragraph" style:parent-style-name="List_20_Paragraph" style:list-style-name="WWNum10"/>
    <style:style style:name="P26" style:family="paragraph" style:parent-style-name="List_20_Paragraph" style:list-style-name="WWNum12"/>
    <style:style style:name="P27" style:family="paragraph" style:parent-style-name="List_20_Paragraph" style:list-style-name="WWNum1">
      <style:paragraph-properties fo:margin-left="1.468cm" fo:margin-right="0.263cm" fo:margin-top="0.169cm" fo:margin-bottom="0cm" fo:line-height="105%" fo:text-indent="-0.635cm" style:auto-text-indent="false">
        <style:tab-stops>
          <style:tab-stop style:position="1.468cm"/>
          <style:tab-stop style:position="1.469cm"/>
        </style:tab-stops>
      </style:paragraph-properties>
    </style:style>
    <style:style style:name="P28" style:family="paragraph" style:parent-style-name="List_20_Paragraph" style:list-style-name="WWNum1">
      <style:paragraph-properties fo:margin-top="0.168cm" fo:margin-bottom="0cm">
        <style:tab-stops>
          <style:tab-stop style:position="1.468cm"/>
          <style:tab-stop style:position="1.469cm"/>
        </style:tab-stops>
      </style:paragraph-properties>
    </style:style>
    <style:style style:name="P29" style:family="paragraph" style:parent-style-name="List_20_Paragraph" style:list-style-name="WWNum1">
      <style:paragraph-properties fo:margin-top="0.168cm" fo:margin-bottom="0cm">
        <style:tab-stops>
          <style:tab-stop style:position="1.468cm"/>
          <style:tab-stop style:position="1.469cm"/>
        </style:tab-stops>
      </style:paragraph-properties>
      <style:text-properties style:font-name="Calibri" fo:font-size="12pt" style:font-size-asian="12pt" style:font-name-complex="Calibri1" style:font-size-complex="12pt"/>
    </style:style>
    <style:style style:name="P30" style:family="paragraph" style:parent-style-name="List_20_Paragraph">
      <style:paragraph-properties fo:margin-left="1.468cm" fo:margin-right="0cm" fo:margin-top="0.168cm" fo:margin-bottom="0cm" fo:text-indent="0cm" style:auto-text-indent="false">
        <style:tab-stops>
          <style:tab-stop style:position="1.468cm"/>
          <style:tab-stop style:position="1.469cm"/>
        </style:tab-stops>
      </style:paragraph-properties>
      <style:text-properties style:font-name="Calibri" fo:font-size="12pt" style:font-size-asian="12pt" style:font-name-complex="Calibri1" style:font-size-complex="12pt"/>
    </style:style>
    <style:style style:name="P31" style:family="paragraph" style:parent-style-name="List_20_Paragraph" style:list-style-name="WWNum2">
      <style:paragraph-properties fo:margin-left="1.468cm" fo:margin-right="0cm" fo:orphans="2" fo:widows="2" fo:text-indent="0cm" style:auto-text-indent="false"/>
    </style:style>
    <style:style style:name="P32" style:family="paragraph" style:parent-style-name="List_20_Paragraph">
      <style:paragraph-properties fo:margin-left="1.468cm" fo:margin-right="0cm" fo:margin-top="0.169cm" fo:margin-bottom="0cm" fo:text-indent="0cm" style:auto-text-indent="false">
        <style:tab-stops>
          <style:tab-stop style:position="1.468cm"/>
          <style:tab-stop style:position="1.469cm"/>
        </style:tab-stops>
      </style:paragraph-properties>
      <style:text-properties style:font-name="Calibri" fo:font-size="12pt" style:font-size-asian="12pt" style:font-name-complex="Calibri1" style:font-size-complex="12pt"/>
    </style:style>
    <style:style style:name="P33" style:family="paragraph" style:parent-style-name="List_20_Paragraph">
      <style:paragraph-properties fo:margin-left="1.376cm" fo:margin-right="0cm" fo:orphans="2" fo:widows="2" fo:text-indent="0cm" style:auto-text-indent="false"/>
      <style:text-properties style:font-name="Calibri" fo:font-size="12pt" style:font-size-asian="12pt" style:font-name-complex="Calibri1" style:font-size-complex="12pt"/>
    </style:style>
    <style:style style:name="P34" style:family="paragraph" style:parent-style-name="List_20_Paragraph">
      <style:paragraph-properties fo:margin-left="1.376cm" fo:margin-right="0cm" fo:orphans="2" fo:widows="2" fo:text-indent="1.164cm" style:auto-text-indent="false"/>
      <style:text-properties style:font-name="Calibri" fo:font-size="12pt" style:font-size-asian="12pt" style:font-name-complex="Calibri1" style:font-size-complex="12pt"/>
    </style:style>
    <style:style style:name="P35" style:family="paragraph" style:parent-style-name="List_20_Paragraph" style:list-style-name="WWNum3">
      <style:paragraph-properties fo:margin-top="0.169cm" fo:margin-bottom="0cm">
        <style:tab-stops>
          <style:tab-stop style:position="1.468cm"/>
          <style:tab-stop style:position="1.469cm"/>
        </style:tab-stops>
      </style:paragraph-properties>
    </style:style>
    <style:style style:name="P36" style:family="paragraph" style:parent-style-name="List_20_Paragraph" style:list-style-name="WWNum3">
      <style:paragraph-properties fo:margin-left="1.468cm" fo:margin-right="0.203cm" fo:margin-top="0.169cm" fo:margin-bottom="0cm" fo:line-height="105%" fo:text-indent="-0.635cm" style:auto-text-indent="false">
        <style:tab-stops>
          <style:tab-stop style:position="1.468cm"/>
          <style:tab-stop style:position="1.469cm"/>
        </style:tab-stops>
      </style:paragraph-properties>
      <style:text-properties style:font-name="Calibri" style:font-name-complex="Calibri1"/>
    </style:style>
    <style:style style:name="P37" style:family="paragraph" style:parent-style-name="List_20_Paragraph" style:list-style-name="WWNum9">
      <style:paragraph-properties fo:margin-left="1.468cm" fo:margin-right="0.203cm" fo:margin-top="0.169cm" fo:margin-bottom="0cm" fo:line-height="105%" fo:text-indent="-0.635cm" style:auto-text-indent="false">
        <style:tab-stops>
          <style:tab-stop style:position="1.468cm"/>
          <style:tab-stop style:position="1.469cm"/>
        </style:tab-stops>
      </style:paragraph-properties>
      <style:text-properties style:font-name="Calibri" style:font-name-complex="Calibri1"/>
    </style:style>
    <style:style style:name="T1" style:family="text">
      <style:text-properties style:font-name="Calibri" style:font-name-complex="Calibri1"/>
    </style:style>
    <style:style style:name="T2" style:family="text">
      <style:text-properties style:font-name="Calibri" fo:font-weight="bold" style:font-weight-asian="bold" style:font-name-complex="Calibri1"/>
    </style:style>
    <style:style style:name="T3" style:family="text">
      <style:text-properties style:font-name="Calibri" fo:font-weight="bold" style:font-weight-asian="bold" style:font-name-complex="Calibri1" style:font-weight-complex="bold" style:text-scale="95%"/>
    </style:style>
    <style:style style:name="T4" style:family="text">
      <style:text-properties style:font-name="Calibri" fo:font-size="12pt" style:font-size-asian="12pt" style:font-name-complex="Calibri1" style:font-size-complex="12pt"/>
    </style:style>
    <style:style style:name="T5" style:family="text">
      <style:text-properties style:font-name="Calibri" fo:font-size="12pt" fo:font-weight="bold" style:letter-kerning="true" style:font-name-asian="WenQuanYi Micro Hei" style:font-size-asian="12pt" style:language-asian="zh" style:country-asian="CN" style:font-weight-asian="bold" style:font-name-complex="Calibri1" style:font-size-complex="12pt" style:language-complex="hi" style:country-complex="IN"/>
    </style:style>
    <style:style style:name="T6" style:family="text">
      <style:text-properties style:font-name="Calibri" fo:font-size="12pt" fo:font-weight="bold" style:font-size-asian="12pt" style:font-weight-asian="bold" style:font-name-complex="Calibri1" style:font-size-complex="12pt" style:font-weight-complex="bold"/>
    </style:style>
    <style:style style:name="T7" style:family="text">
      <style:text-properties fo:font-weight="bold" style:font-weight-asian="bold"/>
    </style:style>
    <style:style style:name="T8" style:family="text">
      <style:text-properties fo:font-weight="bold" style:font-weight-asian="bold" style:text-scale="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et 1===========================================</text:p>
      <text:p text:style-name="Standard"/>
      <text:p text:style-name="P17">1. Write a shell script to accept a filename from the user. Show the following menu</text:p>
      <text:p text:style-name="P1"><text:tab/>1. Show contents of the file</text:p>
      <text:p text:style-name="P1"><text:tab/>2. Delete the file</text:p>
      <text:p text:style-name="P1"><text:tab/>3. Change permissions of the file</text:p>
      <text:p text:style-name="P1"><text:tab/>4. Show the size of the file</text:p>
      <text:p text:style-name="P1"><text:tab/>5. Show the inode number of the file</text:p>
      <text:p text:style-name="P1"><text:tab/>6. Quit</text:p>
      <text:p text:style-name="Standard"><text:span text:style-name="T1"><text:s text:c="3"/>Repeat the action multiple times till user selects quit.<text:tab/><text:tab/><text:tab/><text:tab/><text:tab/>[</text:span><text:span text:style-name="T2">20 Marks]</text:span></text:p>
      <text:p text:style-name="P2"><text:span text:style-name="T1">2. Write a shell script that will accept a number from the user and show its factorial.<text:tab/></text:span><text:span text:style-name="T2">[10 Marks]</text:span></text:p>
      <text:p text:style-name="Standard"/>
      <text:p text:style-name="Standard"/>
      <text:p text:style-name="Standard">=====================Set 2===========================================</text:p>
      <text:p text:style-name="Standard"/>
      <text:p text:style-name="Standard"/>
      <text:list xml:id="list6905463326668760342" text:style-name="WWNum1">
        <text:list-item>
          <text:p text:style-name="P27"><text:span text:style-name="T4">Write a shell script to accept a string and show whether it is a palindrome<text:tab/></text:span><text:span text:style-name="T5">[10Marks]</text:span></text:p>
        </text:list-item>
        <text:list-item>
          <text:p text:style-name="P28"><text:span text:style-name="T4">Write a shell script to accept a few numbers as command line arguments. Show the sum of those number.<text:tab/><text:tab/><text:tab/><text:tab/><text:tab/><text:tab/><text:tab/><text:tab/><text:tab/></text:span><text:span text:style-name="T5">[10 Marks]</text:span></text:p>
        </text:list-item>
        <text:list-item>
          <text:p text:style-name="P29">Write a shell script to accept a string from the user</text:p>
        </text:list-item>
      </text:list>
      <text:p text:style-name="P30"><text:tab/>user may enter the string in any case(uppercase/lowercase ) the output should be such that the first letter is capital and the remaining string should be in lower case.</text:p>
      <text:p text:style-name="P30">for ex- user enters <text:s/>hello or HELLO or hElloetc</text:p>
      <text:p text:style-name="P10"><text:span text:style-name="T4"><text:tab/>output = Hello<text:tab/><text:tab/><text:tab/><text:tab/><text:tab/><text:tab/><text:tab/><text:tab/><text:tab/></text:span><text:span text:style-name="T5">[10 Marks]</text:span></text:p>
      <text:p text:style-name="Standard"/>
      <text:p text:style-name="Standard"/>
      <text:p text:style-name="Standard">=====================Set 3===========================================</text:p>
      <text:p text:style-name="Standard"/>
      <text:list xml:id="list7744968841467068507" text:style-name="WWNum2">
        <text:list-item>
          <text:p text:style-name="P31"><text:span text:style-name="T4">Write a shell script to accept a file name from the user .if the file exists in the current folder change its permissions to 777, if the file does not exist show a message that file does not exist and ask if the user want to reenter the file name if user says yes repeat the above activity, if the user says no then quit.<text:tab/><text:tab/><text:tab/><text:tab/><text:tab/><text:tab/></text:span><text:span text:style-name="T6"> [20 Marks]</text:span><text:span text:style-name="T4"><text:tab/><text:tab/><text:tab/><text:tab/><text:tab/><text:tab/><text:tab/><text:tab/><text:tab/><text:tab/><text:tab/></text:span></text:p>
        </text:list-item>
        <text:list-item>
          <text:p text:style-name="P24"><text:span text:style-name="T4">Write a shell script to accept a number from the user and show a pattern as follows . For ex user enters 3 <text:tab/><text:tab/><text:tab/><text:tab/><text:tab/><text:tab/><text:tab/><text:tab/><text:tab/><text:tab/></text:span><text:span text:style-name="T6">[10 Marks]</text:span></text:p>
        </text:list-item>
      </text:list>
      <text:p text:style-name="P33"><text:tab/></text:p>
      <text:p text:style-name="P34">3</text:p>
      <text:p text:style-name="P33"><text:tab/>3 3</text:p>
      <text:p text:style-name="P33"><text:tab/>3 3 3</text:p>
      <text:p text:style-name="P33"><text:tab/>3 3</text:p>
      <text:p text:style-name="P33"><text:tab/>3</text:p>
      <text:p text:style-name="P11"/>
      <text:p text:style-name="P1"/>
      <text:p text:style-name="Standard">=====================Set 4===========================================</text:p>
      <text:p text:style-name="Standard"><text:soft-page-break/></text:p>
      <text:p text:style-name="Standard"/>
      <text:list xml:id="list3057794409639366777" text:style-name="WWNum3">
        <text:list-item>
          <text:p text:style-name="P35"><text:span text:style-name="T4">Write a shell script using for loop to print the following patterns on the screen. <text:s text:c="4"/></text:span><text:span text:style-name="T6">[10 marks]</text:span></text:p>
        </text:list-item>
      </text:list>
      <text:p text:style-name="P32">*</text:p>
      <text:p text:style-name="P32">* <text:s text:c="2"/>*</text:p>
      <text:p text:style-name="P32">* <text:s text:c="3"/>* <text:s text:c="3"/>*</text:p>
      <text:p text:style-name="P32">* <text:s text:c="3"/>* <text:s text:c="3"/>* <text:s text:c="3"/>*</text:p>
      <text:p text:style-name="P3"/>
      <text:list xml:id="list32615066" text:continue-numbering="true" text:style-name="WWNum3">
        <text:list-item>
          <text:p text:style-name="P36">Write a shell script that gives the following options for a file-</text:p>
        </text:list-item>
      </text:list>
      <text:list xml:id="list6433242126958342414" text:style-name="WWNum9">
        <text:list-item>
          <text:p text:style-name="P37">add content to the file</text:p>
        </text:list-item>
        <text:list-item>
          <text:p text:style-name="P37">display the content in UPPER CASE</text:p>
        </text:list-item>
        <text:list-item>
          <text:p text:style-name="P37">display the content as it is</text:p>
        </text:list-item>
        <text:list-item>
          <text:p text:style-name="P37">display the content in lower case</text:p>
        </text:list-item>
        <text:list-item>
          <text:p text:style-name="P37">show number of blank lines in the file</text:p>
        </text:list-item>
        <text:list-item>
          <text:p text:style-name="P37">show total number of lines in the file</text:p>
        </text:list-item>
        <text:list-item>
          <text:p text:style-name="P37">show nth line of the file ( n is entered by user)</text:p>
        </text:list-item>
        <text:list-item>
          <text:p text:style-name="P37">quit</text:p>
        </text:list-item>
      </text:list>
      <text:p text:style-name="P4"/>
      <text:p text:style-name="Standard"><text:span text:style-name="T1"><text:s text:c="3"/>Menu should be displayed multiple times till user selects quit. <text:tab/><text:tab/><text:tab/></text:span><text:span text:style-name="T3">[20 Marks]</text:span></text:p>
      <text:p text:style-name="P12"/>
      <text:p text:style-name="Standard">=====================Set 5===========================================</text:p>
      <text:p text:style-name="P13"/>
      <text:p text:style-name="Standard"/>
      <text:list xml:id="list913138208403755593" text:style-name="WWNum10">
        <text:list-item>
          <text:p text:style-name="P25">Write script to reverse digits in a given number. Take input from user..<text:tab/><text:span text:style-name="T7"> [10 Marks]</text:span><text:tab/><text:tab/><text:tab/><text:tab/><text:tab/><text:tab/><text:tab/><text:tab/><text:tab/><text:tab/><text:tab/><text:tab/></text:p>
        </text:list-item>
      </text:list>
      <text:p text:style-name="P14"/>
      <text:list xml:id="list32636827" text:continue-numbering="true" text:style-name="WWNum10">
        <text:list-item>
          <text:p text:style-name="P25">Write a shell script to accept a number from the user and show a pattern as follows :</text:p>
        </text:list-item>
      </text:list>
      <text:p text:style-name="Standard">For example, if <text:s/>user enters 3</text:p>
      <text:p text:style-name="P15"/>
      <text:p text:style-name="P5">3</text:p>
      <text:p text:style-name="P5">3 3</text:p>
      <text:p text:style-name="P5">3 3 3</text:p>
      <text:p text:style-name="P5">3 3 3 3 </text:p>
      <text:p text:style-name="P5">3 3 3 3 3<text:tab/><text:tab/><text:tab/><text:tab/><text:tab/><text:tab/><text:tab/><text:tab/><text:tab/><text:span text:style-name="T7"> [10 Marks]</text:span></text:p>
      <text:p text:style-name="P6"/>
      <text:list xml:id="list32624840" text:continue-numbering="true" text:style-name="WWNum10">
        <text:list-item>
          <text:p text:style-name="P25">Write a shell script to check to see if the file “file_path” exists. If it does exist, display “file_path</text:p>
        </text:list-item>
      </text:list>
      <text:p text:style-name="P7">passwords are enabled.” Next, check to see if you can write to the file. If you can, display “You <text:s text:c="2"/></text:p>
      <text:p text:style-name="P5">have permissions to edit “file_path.””If you cannot, display “You do NOT have permissions to edit </text:p>
      <text:p text:style-name="P8">“file_path””<text:tab/><text:tab/><text:tab/><text:tab/><text:tab/><text:tab/><text:tab/><text:span text:style-name="T8">[</text:span><text:span text:style-name="T7">10 Marks]</text:span></text:p>
      <text:list xml:id="list487991465374379865" text:style-name="Outline">
        <text:list-item>
          <text:list>
            <text:list-item>
              <text:h text:style-name="P21" text:outline-level="2"/>
            </text:list-item>
            <text:list-item>
              <text:h text:style-name="P21" text:outline-level="2"><text:soft-page-break/></text:h>
            </text:list-item>
            <text:list-item>
              <text:h text:style-name="P22" text:outline-level="2"><text:tab/></text:h>
            </text:list-item>
          </text:list>
        </text:list-item>
      </text:list>
      <text:p text:style-name="Standard">=====================Set 6===========================================</text:p>
      <text:list xml:id="list32626281" text:continue-numbering="true" text:style-name="Outline">
        <text:list-item>
          <text:list>
            <text:list-item>
              <text:h text:style-name="P22" text:outline-level="2"/>
            </text:list-item>
            <text:list-item>
              <text:h text:style-name="P22" text:outline-level="2"/>
            </text:list-item>
          </text:list>
        </text:list-item>
      </text:list>
      <text:list xml:id="list7552967422930836597" text:style-name="WWNum12">
        <text:list-item>
          <text:p text:style-name="P26">Write a shell script to accept a string and show whether it is a palindrome<text:tab/><text:span text:style-name="T7">[10 Marks]</text:span></text:p>
        </text:list-item>
      </text:list>
      <text:p text:style-name="Standard"/>
      <text:list xml:id="list32627978" text:continue-numbering="true" text:style-name="WWNum12">
        <text:list-item>
          <text:p text:style-name="P26">Write a shell script to accept a few numbers as command line arguments. Show the sum of </text:p>
        </text:list-item>
      </text:list>
      <text:p text:style-name="P9">those number.<text:tab/><text:tab/></text:p>
      <text:p text:style-name="P20"><text:tab/><text:tab/><text:tab/><text:tab/>[10 Marks]</text:p>
      <text:list xml:id="list32618955" text:continue-numbering="true" text:style-name="WWNum12">
        <text:list-item>
          <text:p text:style-name="P26">Write a shell script to accept a number from user a and the range and display its table. <text:s/></text:p>
        </text:list-item>
      </text:list>
      <text:p text:style-name="P9">n1=2 <text:s/>n2 =5</text:p>
      <text:p text:style-name="P9">2*1=2</text:p>
      <text:p text:style-name="P9">...</text:p>
      <text:p text:style-name="P9">2*5 = 10<text:tab/><text:tab/><text:tab/><text:tab/><text:tab/><text:tab/><text:tab/><text:tab/><text:tab/><text:span text:style-name="T7">[10 Marks]</text:span></text:p>
      <text:list xml:id="list32631819" text:continue-list="list32626281" text:style-name="Outline">
        <text:list-item>
          <text:list>
            <text:list-item>
              <text:h text:style-name="P22" text:outline-level="2"/>
            </text:list-item>
            <text:list-item>
              <text:h text:style-name="P23" text:outline-level="2"/>
            </text:list-item>
          </text:list>
        </text:list-item>
      </text:list>
      <text:p text:style-name="Standard"/>
      <text:p text:style-name="Standard"/>
      <text:p text:style-name="Standard"/>
      <text:p text:style-name="Standard"/>
      <text:p text:style-name="P19">1.Write a menu driven shell script:</text:p>
      <text:p text:style-name="P19"><text:tab/>a)Find process id of process given by user(User should give the process name)</text:p>
      <text:p text:style-name="P19"><text:tab/>b)Kill the process using -9 signal</text:p>
      <text:p text:style-name="P19">2.Write command find the process in Sleep state</text:p>
      <text:p text:style-name="P19">3.Write a program to start two threads:</text:p>
      <text:p text:style-name="P19"><text:tab/>a)First thread should store elements in the global array (Take integer input from user)<text:tab/></text:p>
      <text:p text:style-name="P19"><text:tab/>b)Second thread should print the whole array in single line(Use sleep to stop this thread for few seconds)</text:p>
      <text:p text:style-name="P19">4.Write a program to implement named pipe</text:p>
      <text:p text:style-name="P19"><text:tab/>a)Pass stream of numbers from parent to child(Pass numbers from 1 to 10)</text:p>
      <text:p text:style-name="P19"><text:tab/>b)Child should print the numbers on terminal</text:p>
      <text:p text:style-name="P19"><text:tab/>c)Use exec to create directory ‘data’ at current location after receiving numb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2"/>
    </style:style>
    <style:style style:name="Heading_20_2" style:display-name="Heading 2" style:family="paragraph" style:parent-style-name="Standard" style:next-style-name="Text_20_body" style:default-outline-level="2" style:list-style-name="Outline" style:class="text">
      <style:paragraph-properties fo:margin-left="0cm" fo:margin-right="0.198cm" fo:margin-top="0.026cm" fo:margin-bottom="0cm" fo:text-align="center" style:justify-single-word="false" fo:orphans="0" fo:widows="0" fo:text-indent="0cm" style:auto-text-indent="false"/>
      <style:text-properties style:font-name="Arial" fo:font-size="10pt" fo:font-weight="bold" style:letter-kerning="true" style:font-name-asian="Arial1" style:font-size-asian="10pt" style:language-asian="en" style:country-asian="US" style:font-weight-asian="bold" style:font-name-complex="Arial1" style:font-size-complex="10pt" style:language-complex="ar" style:country-complex="SA"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468cm" fo:margin-right="0cm" fo:margin-top="0.026cm" fo:margin-bottom="0cm" fo:orphans="0" fo:widows="0" fo:text-indent="-0.635cm" style:auto-text-indent="false"/>
      <style:text-properties style:font-name="Arial" fo:font-size="11pt" style:letter-kerning="true" style:font-name-asian="Arial1" style:font-size-asian="11pt" style:language-asian="en" style:country-asian="US" style:font-name-complex="Arial1" style:font-size-complex="11pt"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Heading_20_2_20_Char" style:display-name="Heading 2 Char" style:family="text" style:parent-style-name="Default_20_Paragraph_20_Font">
      <style:text-properties style:font-name="Arial" fo:font-size="10pt" fo:font-weight="bold" style:letter-kerning="true" style:font-name-asian="Arial1" style:font-size-asian="10pt" style:language-asian="en" style:country-asian="US" style:font-weight-asian="bold" style:font-name-complex="Arial1" style:font-size-complex="10pt" style:language-complex="ar" style:country-complex="SA" style:font-weight-complex="bold"/>
    </style:style>
    <style:style style:name="ListLabel_20_1" style:display-name="ListLabel 1" style:family="text">
      <style:text-properties fo:font-size="10pt" fo:letter-spacing="-0.004cm" style:font-name-asian="Arial1" style:font-size-asian="10pt" style:font-name-complex="Arial1" style:font-size-complex="10pt" style:text-scale="9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468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635cm" fo:margin-left="3.373cm"/>
        </style:list-level-properties>
      </text:list-level-style-number>
      <text:list-level-style-bullet text:level="3" style:num-suffix="•" text:bullet-char="•">
        <style:list-level-properties text:list-level-position-and-space-mode="label-alignment">
          <style:list-level-label-alignment text:label-followed-by="listtab" fo:text-indent="-0.635cm" fo:margin-left="4.942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498cm"/>
        </style:list-level-properties>
      </text:list-level-style-bullet>
      <text:list-level-style-bullet text:level="5" style:num-suffix="•" text:bullet-char="•">
        <style:list-level-properties text:list-level-position-and-space-mode="label-alignment">
          <style:list-level-label-alignment text:label-followed-by="listtab" fo:text-indent="-0.635cm" fo:margin-left="8.054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61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1.167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723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4.27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4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1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8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5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2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9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6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468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073cm"/>
        </style:list-level-properties>
      </text:list-level-style-bullet>
      <text:list-level-style-bullet text:level="3" style:num-suffix="•" text:bullet-char="•">
        <style:list-level-properties text:list-level-position-and-space-mode="label-alignment">
          <style:list-level-label-alignment text:label-followed-by="listtab" fo:text-indent="-0.635cm" fo:margin-left="4.66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25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846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437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1.02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619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4.2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2.0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3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6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1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4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7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9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2</meta:editing-cycles>
    <meta:creation-date>2020-08-07T16:36:00</meta:creation-date>
    <dc:date>2020-12-29T12:41:03.25</dc:date>
    <dc:language>en-US</dc:language>
    <meta:editing-duration>PT10H43M8S</meta:editing-duration>
    <meta:generator>OpenOffice/4.1.7$Win32 OpenOffice.org_project/417m1$Build-9800</meta:generator>
    <meta:document-statistic meta:table-count="0" meta:image-count="0" meta:object-count="0" meta:page-count="3" meta:paragraph-count="77" meta:word-count="697" meta:character-count="399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